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fo:font-size="14pt" officeooo:rsid="001ca81a" officeooo:paragraph-rsid="001ca81a" style:font-size-asian="12.25pt" style:font-size-complex="14pt"/>
    </style:style>
    <style:style style:name="P2" style:family="paragraph" style:parent-style-name="Standard">
      <style:text-properties fo:font-size="14pt" officeooo:rsid="001d6501" officeooo:paragraph-rsid="001d6501" style:font-size-asian="12.25pt" style:font-size-complex="14pt"/>
    </style:style>
    <style:style style:name="P3" style:family="paragraph" style:parent-style-name="Standard">
      <style:text-properties fo:font-size="14pt" officeooo:rsid="001fc14e" officeooo:paragraph-rsid="001fc14e" style:font-size-asian="12.25pt" style:font-size-complex="14pt"/>
    </style:style>
    <style:style style:name="T1" style:family="text">
      <style:text-properties officeooo:rsid="001dd29e"/>
    </style:style>
    <style:style style:name="T2" style:family="text">
      <style:text-properties officeooo:rsid="00215e51"/>
    </style:style>
    <style:style style:name="T3" style:family="text">
      <style:text-properties officeooo:rsid="0023a789"/>
    </style:style>
    <style:style style:name="T4" style:family="text">
      <style:text-properties officeooo:rsid="002541c4"/>
    </style:style>
    <style:style style:name="T5" style:family="text">
      <style:text-properties officeooo:rsid="0025e77c"/>
    </style:style>
    <style:style style:name="T6" style:family="text">
      <style:text-properties officeooo:rsid="00271bb1"/>
    </style:style>
    <style:style style:name="T7" style:family="text">
      <style:text-properties officeooo:rsid="0027804f"/>
    </style:style>
    <style:style style:name="T8" style:family="text">
      <style:text-properties officeooo:rsid="0027d024"/>
    </style:style>
    <style:style style:name="T9" style:family="text">
      <style:text-properties officeooo:rsid="0028e738"/>
    </style:style>
    <style:style style:name="T10" style:family="text">
      <style:text-properties officeooo:rsid="002a659d"/>
    </style:style>
    <style:style style:name="T11" style:family="text">
      <style:text-properties officeooo:rsid="002b310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La lignée humaine et son évolution anatomique</text:p>
      <text:p text:style-name="P1"/>
      <text:p text:style-name="P1">TP: craniométrie</text:p>
      <text:p text:style-name="P1"/>
      <text:p text:style-name="P1">La lignée humaine débute par la première éspèce fossile qui a réussi a éffectué la bipédie.</text:p>
      <text:p text:style-name="P1"/>
      <text:p text:style-name="P2">L’homme de toumaï, sahalanthoropus tchadenis, apparition de la bipédie. <text:span text:style-name="T1">À partir de l’homme de toumaï, la bipédie permattant de survivre dans la savane (selection naturelle) a eu pour consequence de pouvoir migré sur de longue distance.</text:span></text:p>
      <text:p text:style-name="P2"/>
      <text:p text:style-name="P3">À partir de 4Ma les migrations vont engendrés l’apparition d’une multitude d’éspèce d’australopitèque. <text:span text:style-name="T2">C’est un epériode d’évolution buissonante. </text:span><text:span text:style-name="T3">Un groupe d’australopitèque vers 3Ma d’année a commencé a produire des outils, offrant un avantage. Cette utilisation des outils est possibles car les mains sont libres mais surtout grâce au développement du cervaux, par séléction naturelle, les gènes favorisant le développement du cervaux sont séléctionné entrainant l’apparition de la première éspèce humaine, l’homo habilis il ya 2,8 Ma. </text:span><text:span text:style-name="T4">L’homo habilis a été le premier a sortir d’afrique et a se diriger vers eurasie. </text:span><text:span text:style-name="T5">En afrique l’évolution de l’homo habilis a entraîner l’apparition de l’homo erectus. </text:span><text:span text:style-name="T6">À son apparition, l’homo erectus a émigré vers l’eurasie, </text:span><text:span text:style-name="T7">l’homo erectus ayant des capacité supérieur à l’homo erectus, il a survécu en eurase contrairement à l’homo habilis. </text:span><text:span text:style-name="T8">Les homos erectus d’europe, d’afrique et d’asie ont évolué de manière différente par dérive différente. </text:span><text:span text:style-name="T9">En europe les homo erectus sont devenu des hommes de néandèrtale, dans le même temps en afrique est apparu l’homo sapiens. </text:span><text:span text:style-name="T10">L’homo sapiens a conquérit le monde.</text:span><text:span text:style-name="T11">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5T08:39:39.464471756</meta:creation-date>
    <meta:generator>LibreOffice/7.5.1.2$Linux_X86_64 LibreOffice_project/50$Build-2</meta:generator>
    <dc:date>2023-05-05T09:54:14.636587781</dc:date>
    <meta:editing-duration>PT1H14M28S</meta:editing-duration>
    <meta:editing-cycles>15</meta:editing-cycles>
    <meta:document-statistic meta:table-count="0" meta:image-count="0" meta:object-count="0" meta:page-count="1" meta:paragraph-count="5" meta:word-count="233" meta:character-count="1531" meta:non-whitespace-character-count="1303"/>
  </office:meta>
</office:document-meta>
</file>